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500d" officeooo:paragraph-rsid="0013500d"/>
    </style:style>
    <style:style style:name="P2" style:family="paragraph" style:parent-style-name="Standard">
      <style:text-properties fo:font-size="28pt" fo:font-weight="bold" officeooo:rsid="0013500d" officeooo:paragraph-rsid="0013500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officeooo:rsid="0013500d" officeooo:paragraph-rsid="0013500d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s is tree:</text:p>
      <text:p text:style-name="P3"/>
      <text:p text:style-name="P3">calculating height and depth of each node.</text:p>
      <text:p text:style-name="P3">Height is calculated from leveas i.e <text:s text:c="2"/>height=max (current height, leaf height+1)</text:p>
      <text:p text:style-name="P3">depth is calculated from parenent = depth[par]+1</text:p>
      <text:p text:style-name="P3"/>
      <text:p text:style-name="P1">#include&lt;bits/stdc++.h&gt;</text:p>
      <text:p text:style-name="P1">using namespace std;</text:p>
      <text:p text:style-name="P1"/>
      <text:p text:style-name="P1">const int N= 1e3+10;</text:p>
      <text:p text:style-name="P1">vector&lt;int&gt;g[N];</text:p>
      <text:p text:style-name="P1">int height[N], depth[N];</text:p>
      <text:p text:style-name="P1"/>
      <text:p text:style-name="P1">void dfs(int vertex, int par=0){ <text:s/>// passing default value</text:p>
      <text:p text:style-name="P1"/>
      <text:p text:style-name="P1"/>
      <text:p text:style-name="P1"><text:tab/>for(int child : g[vertex]){</text:p>
      <text:p text:style-name="P1"/>
      <text:p text:style-name="P1"><text:tab/><text:tab/>if(child==par) continue;</text:p>
      <text:p text:style-name="P1"><text:tab/><text:tab/>depth[child]= depth[vertex]+1;</text:p>
      <text:p text:style-name="P1"/>
      <text:p text:style-name="P1"><text:tab/><text:tab/>dfs(child, vertex);</text:p>
      <text:p text:style-name="P1"/>
      <text:p text:style-name="P1"><text:tab/><text:tab/>height[vertex]=max(height[vertex],height[child]+1);</text:p>
      <text:p text:style-name="P1"><text:tab/><text:tab/></text:p>
      <text:p text:style-name="P1"><text:tab/>}</text:p>
      <text:p text:style-name="P1">}</text:p>
      <text:p text:style-name="P1"/>
      <text:p text:style-name="P1"/>
      <text:p text:style-name="P1">int main(){</text:p>
      <text:p text:style-name="P1"><text:tab/>int n;</text:p>
      <text:p text:style-name="P1"><text:tab/>cin&gt;&gt;n;</text:p>
      <text:p text:style-name="P1"><text:tab/>for( int i=0 ; i&lt;n-1 ; i++){</text:p>
      <text:p text:style-name="P1"><text:tab/><text:tab/>int v1,v2;</text:p>
      <text:p text:style-name="P1"><text:tab/><text:tab/>cin&gt;&gt;v1&gt;&gt;v2;</text:p>
      <text:p text:style-name="P1"/>
      <text:p text:style-name="P1"><text:tab/><text:tab/>g[v1].push_back(v2);</text:p>
      <text:p text:style-name="P1"><text:tab/><text:tab/>g[v2].push_back(v1);</text:p>
      <text:p text:style-name="P1"><text:tab/>}</text:p>
      <text:p text:style-name="P1"><text:tab/>dfs(1);</text:p>
      <text:p text:style-name="P1"/>
      <text:p text:style-name="P1"><text:tab/>for(int i=1 ; i&lt;=n ; i++){</text:p>
      <text:p text:style-name="P1"><text:tab/><text:tab/>cout&lt;&lt;depth[i]&lt;&lt;" "&lt;&lt;height[i]&lt;&lt;endl;</text:p>
      <text:p text:style-name="P1"><text:tab/>}</text:p>
      <text:p text:style-name="P1"/>
      <text:p text:style-name="P1">}</text:p>
      <text:p text:style-name="P1"/>
      <text:p text:style-name="P1"><text:soft-page-break/>i/p</text:p>
      <text:p text:style-name="P1">13</text:p>
      <text:p text:style-name="P1">1 2</text:p>
      <text:p text:style-name="P1">1 3</text:p>
      <text:p text:style-name="P1">1 13</text:p>
      <text:p text:style-name="P1">2 5</text:p>
      <text:p text:style-name="P1">3 4</text:p>
      <text:p text:style-name="P1">5 6</text:p>
      <text:p text:style-name="P1">5 7</text:p>
      <text:p text:style-name="P1">5 8</text:p>
      <text:p text:style-name="P1">8 12</text:p>
      <text:p text:style-name="P1">4 9</text:p>
      <text:p text:style-name="P1">4 10</text:p>
      <text:p text:style-name="P1">10 11</text:p>
      <text:p text:style-name="P1"/>
      <text:p text:style-name="P1"/>
      <text:p text:style-name="P1">o/p</text:p>
      <text:p text:style-name="P1"/>
      <text:p text:style-name="P1">1 <text:s/>0 <text:s/>4</text:p>
      <text:p text:style-name="P1">2 <text:s/>1 <text:s/>3</text:p>
      <text:p text:style-name="P1">3 <text:s/>1 <text:s/>3</text:p>
      <text:p text:style-name="P1">4 <text:s/>2 <text:s/>2</text:p>
      <text:p text:style-name="P1">5 <text:s/>2 <text:s/>2</text:p>
      <text:p text:style-name="P1">6 <text:s/>3 <text:s/>0</text:p>
      <text:p text:style-name="P1">7 <text:s/>3 <text:s/>0</text:p>
      <text:p text:style-name="P1">8 <text:s/>3 <text:s/>1</text:p>
      <text:p text:style-name="P1">9 <text:s/>3 <text:s/>0</text:p>
      <text:p text:style-name="P1">10 <text:s/>3 <text:s/>1</text:p>
      <text:p text:style-name="P1">11 <text:s/>4 <text:s/>0</text:p>
      <text:p text:style-name="P1">12 <text:s/>4 <text:s/>0</text:p>
      <text:p text:style-name="P1">13 <text:s/>1 <text:s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09:28:32.313390808</meta:creation-date>
    <dc:date>2021-11-09T09:32:54.267153889</dc:date>
    <meta:editing-duration>PT4M28S</meta:editing-duration>
    <meta:editing-cycles>1</meta:editing-cycles>
    <meta:document-statistic meta:table-count="0" meta:image-count="0" meta:object-count="0" meta:page-count="2" meta:paragraph-count="60" meta:word-count="157" meta:character-count="857" meta:non-whitespace-character-count="701"/>
    <meta:generator>LibreOffice/6.0.7.3$Linux_X86_64 LibreOffice_project/00m0$Build-3</meta:generator>
  </office:meta>
</office:document-meta>
</file>